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945b8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ae632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b402e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b50d" officeooo:paragraph-rsid="0042820b" style:font-size-asian="14pt" style:font-size-complex="14pt"/>
    </style:style>
    <style:style style:name="P7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officeooo:rsid="0049a05d" officeooo:paragraph-rsid="003d67f1" style:font-size-asian="14pt" style:font-style-asian="italic" style:font-size-complex="14pt" style:font-style-complex="italic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0" style:family="paragraph" style:parent-style-name="Text_20_body">
      <loext:graphic-properties draw:fill-hatch-name="hatch"/>
      <style:paragraph-properties fo:margin-top="0.101cm" fo:margin-bottom="0.101cm" style:contextual-spacing="false" fo:line-height="115%"/>
      <style:text-properties officeooo:paragraph-rsid="002e001c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c59f3"/>
    </style:style>
    <style:style style:name="P12" style:family="paragraph" style:parent-style-name="Text_20_body">
      <loext:graphic-properties draw:fill-hatch-name="hatch"/>
      <style:paragraph-properties fo:margin-top="0.101cm" fo:margin-bottom="0.101cm" style:contextual-spacing="false" fo:line-height="115%"/>
      <style:text-properties officeooo:paragraph-rsid="004c59f3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d7f0f"/>
    </style:style>
    <style:style style:name="P14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f1cea" officeooo:paragraph-rsid="004f1cea" style:font-size-asian="14pt" style:font-size-complex="14pt"/>
    </style:style>
    <style:style style:name="P15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d7f0f" officeooo:paragraph-rsid="004d7f0f" style:font-size-asian="14pt" style:font-size-complex="14pt"/>
    </style:style>
    <style:style style:name="P16" style:family="paragraph" style:parent-style-name="Text_20_body" style:list-style-name="L1">
      <loext:graphic-properties draw:fill-hatch-name="hatch"/>
      <style:paragraph-properties fo:margin-top="0cm" fo:margin-bottom="0.499cm" style:contextual-spacing="false" fo:line-height="200%"/>
      <style:text-properties fo:font-size="14pt" officeooo:rsid="0028d6ad" officeooo:paragraph-rsid="0028d6ad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51f61d" officeooo:paragraph-rsid="0051f61d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36dbc" style:font-size-asian="14pt" style:font-size-complex="14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b402e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1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2" style:family="paragraph" style:parent-style-name="Text_20_body" style:list-style-name="L2"/>
    <style:style style:name="P2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d7f0f"/>
    </style:style>
    <style:style style:name="T1" style:family="text">
      <style:text-properties officeooo:rsid="004c59f3"/>
    </style:style>
    <style:style style:name="T2" style:family="text">
      <style:text-properties officeooo:rsid="003f303a"/>
    </style:style>
    <style:style style:name="T3" style:family="text">
      <style:text-properties officeooo:rsid="001c3ee7"/>
    </style:style>
    <style:style style:name="T4" style:family="text">
      <style:text-properties officeooo:rsid="0025b4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b437" style:font-weight-asian="bold" style:font-weight-complex="bold"/>
    </style:style>
    <style:style style:name="T8" style:family="text">
      <style:text-properties fo:font-weight="bold" officeooo:rsid="002fe488" style:font-weight-asian="bold" style:font-weight-complex="bold"/>
    </style:style>
    <style:style style:name="T9" style:family="text">
      <style:text-properties fo:font-weight="bold" officeooo:rsid="004945b8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fe488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normal" officeooo:rsid="002fe488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weight="normal" officeooo:rsid="002fe488" style:font-size-asian="14pt" style:font-weight-asian="normal" style:font-size-complex="14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4b402e"/>
    </style:style>
    <style:style style:name="T17" style:family="text">
      <style:text-properties officeooo:rsid="0051f61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Call to Worship</text:span><text:span text:style-name="T4"> (Ps 95:1-7) / Opening prayer (Douglas M)</text:span></text:p>
      <text:p text:style-name="P18"><text:span text:style-name="T6">Praise: </text:span><text:span text:style-name="Emphasis"><text:span text:style-name="T15">Reformation HymnHoly Spirit, Hear Us (Rej 271)</text:span></text:span><text:line-break/><text:span text:style-name="T6">Bible Reading:</text:span> John 14:15-31 (Seng T)<text:line-break/><text:span text:style-name="T6">Mission Spot:</text:span> Video – Bibles For the Persecuted</text:p>
      <text:p text:style-name="P18"><text:span text:style-name="T6">Sunday School:</text:span> (Mook L)<text:line-break/><text:span text:style-name="T6">Praise:</text:span> <text:span text:style-name="Emphasis">Across the Lands</text:span></text:p>
      <text:p text:style-name="P8"><text:span text:style-name="T11">Announcements</text:span><text:span text:style-name="T10"> (John)</text:span></text:p>
      <text:list xml:id="list1600279430" text:style-name="L1">
        <text:list-item>
          <text:p text:style-name="P14"/>
        </text:list-item>
        <text:list-item>
          <text:p text:style-name="P15"/>
        </text:list-item>
        <text:list-item>
          <text:p text:style-name="P16">Morning Tea and fellowship after the service</text:p>
        </text:list-item>
      </text:list>
      <text:p text:style-name="P2"><text:span text:style-name="T9">P</text:span><text:span text:style-name="T6">rayer for the church and the world:</text:span> (Jan F)</text:p>
      <text:p text:style-name="P4"><text:span text:style-name="T8">B</text:span><text:span text:style-name="T6">ible Reading:</text:span> 1 John 2:18-27 (Rachel D)</text:p>
      <text:p text:style-name="P13"><text:span text:style-name="T11">Praise:</text:span><text:span text:style-name="T10"> </text:span><text:span text:style-name="Emphasis"><text:span text:style-name="T10">As Sons of the Day (Rej 313)</text:span></text:span><text:span text:style-name="T10"> (OFFERING)</text:span></text:p>
      <text:p text:style-name="P13"><text:span text:style-name="T11">Sermon:</text:span><text:span text:style-name="T10"> “YOU HAVE AN ANOINTING” (DM)</text:span></text:p>
      <text:p text:style-name="P4"><text:span text:style-name="T6">Praise:</text:span> <text:span text:style-name="Emphasis">Behold the Lamb (v 1-3)</text:span></text:p>
      <text:p text:style-name="P4"><text:span text:style-name="Emphasis"><text:span text:style-name="T19">The Lord’s Supper</text:span></text:span></text:p>
      <text:p text:style-name="P4"><text:span text:style-name="Emphasis"><text:span text:style-name="T19">Praise:</text:span></text:span><text:span text:style-name="Emphasis"> Behold the Lamb (v 4)</text:span></text:p>
      <text:p text:style-name="P5"><text:span text:style-name="T6">Benediction</text:span> (<text:span text:style-name="T16">DM</text:span>)</text:p>
      <text:p text:style-name="P17">Announcements</text:p>
      <text:p text:style-name="P7"/>
      <text:p text:style-name="P6"/>
      <text:p text:style-name="P21">Call to Worship (Ps 95:1-7 ) / Opening prayer (Douglas M)</text:p>
      <text:p text:style-name="Text_20_body">Praise: <text:span text:style-name="Emphasis">Holy Spirit, Hear Us (Rej 271)</text:span></text:p>
      <text:p text:style-name="Text_20_body">Bible Reading: John 14:15-31 (Seng T)</text:p>
      <text:p text:style-name="Text_20_body">Mission (Spot) Video – Bibles For the Persecuted</text:p>
      <text:p text:style-name="Text_20_body">Sunday School (Mook L)</text:p>
      <text:p text:style-name="Text_20_body">Praise: <text:span text:style-name="Emphasis">Across the Lands</text:span></text:p>
      <text:p text:style-name="Text_20_body">Announcements (John A)</text:p>
      <text:p text:style-name="Text_20_body">Prayer for the church and the world  (Jan F)</text:p>
      <text:p text:style-name="Text_20_body">Bible reading: 1 John 2:18-27 (Rachel D)</text:p>
      <text:p text:style-name="Text_20_body">Praise: <text:span text:style-name="Emphasis">As Sons of the Day (Rej 313)</text:span></text:p>
      <text:p text:style-name="Text_20_body">Sermon: “YOU HAVE AN ANOINTING” (DM)</text:p>
      <text:p text:style-name="Text_20_body">Praise: <text:span text:style-name="Emphasis">Behold the Lamb (v 1-3)</text:span></text:p>
      <text:p text:style-name="Text_20_body">The Lord’s Supper</text:p>
      <text:p text:style-name="Text_20_body">Praise: <text:span text:style-name="Emphasis">Behold the Lamb (v 4)</text:span></text:p>
      <text:p text:style-name="Text_20_body">Benediction (DM)</text:p>
      <text:p text:style-name="Text_20_body"><text:span text:style-name="Strong_20_Emphasis">Sermon Outline</text:span></text:p>
      <text:p text:style-name="Text_20_body">“YOU HAVE AN ANOINTING”   (1 John 2:18-27)</text:p>
      <text:p text:style-name="Text_20_body">Introduction<text:line-break/>- Key verse 20: “You have an anointing from the Holy One and you all have knowledge”</text:p>
      <text:list xml:id="list3158152596" text:style-name="L2">
        <text:list-item>
          <text:p text:style-name="P22">First Teaching (v 18-19)</text:p>
        </text:list-item>
        <text:list-item>
          <text:p text:style-name="P22">Second Teaching (v 21-23)</text:p>
        </text:list-item>
        <text:list-item>
          <text:p text:style-name="P22">First Application (v 24-25)</text:p>
        </text:list-item>
        <text:list-item>
          <text:p text:style-name="P22">Second Application (v 26-27)</text:p>
        </text:list-item>
      </text:list>
      <text:p text:style-name="Text_20_body">Conclusion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59f3"/>
    </style:style>
    <style:style style:name="MT2" style:family="text">
      <style:text-properties officeooo:rsid="0051f61d"/>
    </style:style>
    <style:style style:name="MT3" style:family="text">
      <style:text-properties officeooo:rsid="003f303a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</text:span><text:span text:style-name="MT2">0</text:span><text:span text:style-name="MT3">th</text:span> <text:span text:style-name="MT2">August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8-10T23:21:53.734096051</dc:date>
    <meta:editing-duration>PT5H52M12S</meta:editing-duration>
    <meta:editing-cycles>44</meta:editing-cycles>
    <meta:generator>LibreOffice/7.3.7.2$Linux_X86_64 LibreOffice_project/30$Build-2</meta:generator>
    <meta:print-date>2024-08-10T23:16:55.194924393</meta:print-date>
    <meta:document-statistic meta:table-count="0" meta:image-count="0" meta:object-count="0" meta:page-count="3" meta:paragraph-count="40" meta:word-count="243" meta:character-count="1389" meta:non-whitespace-character-count="1186"/>
  </office:meta>
</office:document-meta>
</file>